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15d8f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021f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d8fd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6722f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1a7086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1d4762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e6c59"/>
    </style:style>
    <style:style style:name="P8" style:family="paragraph" style:parent-style-name="Standard" style:list-style-name="L8">
      <style:paragraph-properties fo:text-align="start" style:justify-single-word="false"/>
      <style:text-properties officeooo:paragraph-rsid="001e6c59"/>
    </style:style>
    <style:style style:name="P9" style:family="paragraph" style:parent-style-name="Standard">
      <style:paragraph-properties fo:text-align="start" style:justify-single-word="false"/>
      <style:text-properties officeooo:paragraph-rsid="002021f6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2264f2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16722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d476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e6c5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6722f" officeooo:paragraph-rsid="0016722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ba3b3" officeooo:paragraph-rsid="001ba3b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d4762" officeooo:paragraph-rsid="001d4762" style:font-size-asian="12.25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5d8fd" officeooo:paragraph-rsid="00192793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5d8fd" officeooo:paragraph-rsid="00197f65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ba3b3" officeooo:paragraph-rsid="001ba3b3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2021f6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2264f2" style:font-size-asian="15.75pt" style:font-weight-asian="bold" style:font-size-complex="18pt" style:font-weight-complex="bold"/>
    </style:style>
    <style:style style:name="P25" style:family="paragraph" style:parent-style-name="Standard" style:list-style-name="L8">
      <style:paragraph-properties fo:text-align="start" style:justify-single-word="false"/>
      <style:text-properties officeooo:rsid="001e6c59" officeooo:paragraph-rsid="001e6c59"/>
    </style:style>
    <style:style style:name="P26" style:family="paragraph" style:parent-style-name="Standard" style:list-style-name="L9">
      <style:paragraph-properties fo:text-align="start" style:justify-single-word="false"/>
      <style:text-properties officeooo:rsid="001e6c59" officeooo:paragraph-rsid="002264f2"/>
    </style:style>
    <style:style style:name="P27" style:family="paragraph" style:parent-style-name="Standard" style:list-style-name="L9">
      <style:paragraph-properties fo:text-align="start" style:justify-single-word="false"/>
      <style:text-properties officeooo:rsid="002264f2" officeooo:paragraph-rsid="002264f2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d8f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6722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92793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7f6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a708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d476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ba3b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e6c59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021f6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264f2" style:font-size-asian="12.25pt" style:font-weight-asian="normal" style:font-size-complex="14pt" style:font-weight-complex="normal"/>
    </style:style>
    <style:style style:name="T12" style:family="text">
      <style:text-properties fo:font-size="16pt" fo:font-weight="bold" officeooo:rsid="0015d8fd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171c73" style:font-size-asian="14pt" style:font-weight-asian="bold" style:font-size-complex="16pt" style:font-weight-complex="bold"/>
    </style:style>
    <style:style style:name="T14" style:family="text">
      <style:text-properties fo:font-size="16pt" fo:font-weight="bold" officeooo:rsid="0019048e" style:font-size-asian="14pt" style:font-weight-asian="bold" style:font-size-complex="16pt" style:font-weight-complex="bold"/>
    </style:style>
    <style:style style:name="T15" style:family="text">
      <style:text-properties fo:font-size="20pt" fo:font-weight="bold" officeooo:rsid="0015d8fd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2021f6" style:font-size-asian="20pt" style:font-weight-asian="bold" style:font-size-complex="20pt" style:font-weight-complex="bold"/>
    </style:style>
    <style:style style:name="T17" style:family="text">
      <style:text-properties fo:font-size="20pt" officeooo:rsid="002264f2" style:font-size-asian="20pt" style:font-size-complex="20pt"/>
    </style:style>
    <style:style style:name="T18" style:family="text">
      <style:text-properties fo:font-size="20pt" officeooo:rsid="002021f6" style:font-size-asian="20pt" style:font-size-complex="20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2021f6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<text:s/>Cycles for Each Operation:</text:p>
      <text:p text:style-name="P1"/>
      <text:list xml:id="list1475452127" text:style-name="L1">
        <text:list-item>
          <text:p text:style-name="P3"><text:span text:style-name="T12">Any 2-OP Except [</text:span><text:span text:style-name="T13">(</text:span><text:span text:style-name="T12">MOV – CMP</text:span><text:span text:style-name="T13">)</text:span><text:span text:style-name="T12">-</text:span><text:span text:style-name="T13">&gt;</text:span><text:span text:style-name="T12">Subtract </text:span><text:span text:style-name="T14">One</text:span><text:span text:style-name="T12"> instruction</text:span><text:span text:style-name="T13">]</text:span></text:p>
        </text:list-item>
      </text:list>
      <text:list xml:id="list623010045" text:style-name="L2">
        <text:list-item>
          <text:p text:style-name="P11">Direct src – Direct Dest:<text:tab/>4</text:p>
        </text:list-item>
        <text:list-item>
          <text:p text:style-name="P11">Direct src – Ind Reg Dest: 5</text:p>
        </text:list-item>
        <text:list-item>
          <text:p text:style-name="P11">Auto Inc src – Auto Inc Dest / Direct src – Auto Inc Dest: 6(Dir) / 7(Indir)</text:p>
        </text:list-item>
        <text:list-item>
          <text:p text:style-name="P11">Auto Dec <text:s/>Dest - Direct src <text:s/>/ Direct src – Auto Dec Dest : 6(Dir) / 7(Indir)</text:p>
        </text:list-item>
        <text:list-item>
          <text:p text:style-name="P11">Index Dest - Direct src / Direct src – Index Dest: 8(Dir) / 9(Indir)</text:p>
        </text:list-item>
      </text:list>
      <text:p text:style-name="P12"/>
      <text:list xml:id="list1310256919" text:style-name="L3">
        <text:list-item>
          <text:p text:style-name="P13"><text:s/>Ind Reg src -Ind Reg Dest <text:s/>: 6</text:p>
        </text:list-item>
        <text:list-item>
          <text:p text:style-name="P14">Auto Inc src -Ind Reg Dest / Ind Reg src -Auto Inc Dest : 7(Dir) / 8(Indir)</text:p>
        </text:list-item>
        <text:list-item>
          <text:p text:style-name="P14">Auto Dec src -Ind Reg Dest / Ind Reg src -Auto Dec Dest : 7(Dir) / 8(Indir)</text:p>
        </text:list-item>
        <text:list-item>
          <text:p text:style-name="P4"><text:span text:style-name="T2">I</text:span><text:span text:style-name="T3">ndex</text:span><text:span text:style-name="T2"> <text:s/>src -Ind Reg Dest / Ind Reg src -I</text:span><text:span text:style-name="T3">ndex </text:span><text:span text:style-name="T2">Dest : 9(Dir) / 10(Indir)</text:span></text:p>
        </text:list-item>
      </text:list>
      <text:p text:style-name="P17"/>
      <text:list xml:id="list1568569716" text:style-name="L4">
        <text:list-item>
          <text:p text:style-name="P20"><text:span text:style-name="T1">Auto Inc src -Auto Inc Dest 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/text:p>
        </text:list-item>
        <text:list-item>
          <text:p text:style-name="P21"><text:span text:style-name="T1">Auto </text:span><text:span text:style-name="T5">de</text:span><text:span text:style-name="T1">c src -Auto </text:span><text:span text:style-name="T5">Inc</text:span><text:span text:style-name="T1"> Dest / Auto Inc src -Auto </text:span><text:span text:style-name="T5">de</text:span><text:span text:style-name="T1">c Dest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/text:p>
        </text:list-item>
        <text:list-item>
          <text:p text:style-name="P5"><text:span text:style-name="T2">I</text:span><text:span text:style-name="T6">ndex </text:span><text:span text:style-name="T2">src -</text:span><text:span text:style-name="T6">Auto Inc</text:span><text:span text:style-name="T2"> Dest /Auto Inc src -Inde</text:span><text:span text:style-name="T5">x</text:span><text:span text:style-name="T2"> Dest 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/text:span></text:p>
        </text:list-item>
      </text:list>
      <text:p text:style-name="P18"/>
      <text:list xml:id="list2293139336" text:style-name="L5">
        <text:list-item>
          <text:p text:style-name="P22"><text:span text:style-name="T1"><text:s/>Index src– Auto Dec Dest/Auto Dec src– Index Dest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/text:span></text:p>
        </text:list-item>
        <text:list-item>
          <text:p text:style-name="P22"><text:span text:style-name="T2">Auto Dec </text:span><text:span text:style-name="T1">src</text:span><text:span text:style-name="T2">– </text:span><text:span text:style-name="T1">Auto Dec src : 1</text:span><text:span text:style-name="T4">0</text:span><text:span text:style-name="T2">(</text:span><text:span text:style-name="T4">Ind</text:span><text:span text:style-name="T2">ir)/</text:span><text:span text:style-name="T4">10</text:span><text:span text:style-name="T2">(Indir) <text:s/></text:span><text:span text:style-name="T4">9</text:span><text:span text:style-name="T2">(Dir)/</text:span><text:span text:style-name="T4">10</text:span><text:span text:style-name="T2">(Indir) </text:span><text:span text:style-name="T4">10</text:span><text:span text:style-name="T2">(</text:span><text:span text:style-name="T4">Ind</text:span><text:span text:style-name="T2">ir)/</text:span><text:span text:style-name="T4">9</text:span><text:span text:style-name="T2">(dir)</text:span></text:p>
        </text:list-item>
      </text:list>
      <text:p text:style-name="P19"/>
      <text:list xml:id="list2374875142" text:style-name="L6">
        <text:list-item>
          <text:p text:style-name="P6"><text:span text:style-name="T8">Index src– I</text:span><text:span text:style-name="T7">ndex</text:span><text:span text:style-name="T8"> Dest : 1</text:span><text:span text:style-name="T7">4</text:span><text:span text:style-name="T2">(</text:span><text:span text:style-name="T4">Ind</text:span><text:span text:style-name="T2">ir)/</text:span><text:span text:style-name="T4">1</text:span><text:span text:style-name="T7">4</text:span><text:span text:style-name="T2">(Indir) <text:s/></text:span><text:span text:style-name="T7">13</text:span><text:span text:style-name="T2">(Dir)/</text:span><text:span text:style-name="T4">1</text:span><text:span text:style-name="T7">4</text:span><text:span text:style-name="T2">(Indir) </text:span><text:span text:style-name="T4">1</text:span><text:span text:style-name="T7">4</text:span><text:span text:style-name="T2">(</text:span><text:span text:style-name="T4">Ind</text:span><text:span text:style-name="T2">ir)/</text:span><text:span text:style-name="T7">13</text:span><text:span text:style-name="T2">(dir)</text:span></text:p>
        </text:list-item>
      </text:list>
      <text:p text:style-name="P15"/>
      <text:p text:style-name="P15"/>
      <text:p text:style-name="P2"><text:span text:style-name="T15">C</text:span><text:span text:style-name="T16">BI : 8.409 </text:span><text:span text:style-name="T19">≈ </text:span><text:span text:style-name="T20">9</text:span></text:p>
      <text:p text:style-name="P23"/>
      <text:p text:style-name="P23"/>
      <text:list xml:id="list2990203328" text:style-name="L7">
        <text:list-item>
          <text:p text:style-name="P7"><text:span text:style-name="T12">Any </text:span><text:span text:style-name="T13">1</text:span><text:span text:style-name="T12">-OP</text:span></text:p>
        </text:list-item>
      </text:list>
      <text:list xml:id="list4292147114" text:style-name="L8">
        <text:list-item>
          <text:p text:style-name="P8"><text:span text:style-name="T9">Direct</text:span><text:span text:style-name="T8"> : </text:span><text:span text:style-name="T9">3</text:span></text:p>
        </text:list-item>
        <text:list-item>
          <text:p text:style-name="P25"><text:span text:style-name="T8">I</text:span><text:span text:style-name="T1">ndir : 4</text:span></text:p>
        </text:list-item>
        <text:list-item>
          <text:p text:style-name="P25"><text:span text:style-name="T1">Auto Inc: 4</text:span><text:span text:style-name="T2">(Dir)/</text:span><text:span text:style-name="T1">5</text:span><text:span text:style-name="T2">(Indir)</text:span></text:p>
        </text:list-item>
        <text:list-item>
          <text:p text:style-name="P25"><text:span text:style-name="T1">Auto Dec : 4</text:span><text:span text:style-name="T2">(Dir)/</text:span><text:span text:style-name="T1">5</text:span><text:span text:style-name="T2">(Indir)</text:span></text:p>
        </text:list-item>
        <text:list-item>
          <text:p text:style-name="P25"><text:span text:style-name="T1">Index : 7</text:span><text:span text:style-name="T2">(Dir)/</text:span><text:span text:style-name="T1">8</text:span><text:span text:style-name="T2">(Indir)</text:span></text:p>
        </text:list-item>
      </text:list>
      <text:p text:style-name="P16"/>
      <text:p text:style-name="P16"/>
      <text:p text:style-name="P2"><text:span text:style-name="T15">C</text:span><text:span text:style-name="T16">BI : 5</text:span></text:p>
      <text:p text:style-name="P24"><text:soft-page-break/><text:span text:style-name="T18">Number </text:span><text:span text:style-name="T17">of Fetches Excluding Fetching Instruction</text:span><text:span text:style-name="T18">:</text:span></text:p>
      <text:p text:style-name="P24"><text:span text:style-name="T16"/></text:p>
      <text:list xml:id="list2501489010" text:style-name="L9">
        <text:list-item>
          <text:p text:style-name="P10"><text:span text:style-name="T9">Direct</text:span><text:span text:style-name="T8"> : </text:span><text:span text:style-name="T11">0 </text:span></text:p>
        </text:list-item>
        <text:list-item>
          <text:p text:style-name="P26"><text:span text:style-name="T8">I</text:span><text:span text:style-name="T1">ndir : </text:span><text:span text:style-name="T11">1</text:span></text:p>
        </text:list-item>
        <text:list-item>
          <text:p text:style-name="P10"><text:span text:style-name="T1">Auto Inc: </text:span><text:span text:style-name="T11">1</text:span><text:span text:style-name="T2">(Dir)/</text:span><text:span text:style-name="T11">2</text:span><text:span text:style-name="T2">(Indir)</text:span></text:p>
        </text:list-item>
        <text:list-item>
          <text:p text:style-name="P26"><text:span text:style-name="T2">Auto Dec : </text:span><text:span text:style-name="T11">1</text:span><text:span text:style-name="T2">(Dir)/</text:span><text:span text:style-name="T11">2</text:span><text:span text:style-name="T2">(Indir)</text:span></text:p>
        </text:list-item>
        <text:list-item>
          <text:p text:style-name="P27"><text:span text:style-name="T2">I</text:span><text:span text:style-name="T1">ndex : 2</text:span><text:span text:style-name="T2">(Dir)/</text:span><text:span text:style-name="T1">3</text:span><text:span text:style-name="T2">(Indir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36:41.752322172</meta:creation-date>
    <dc:date>2019-12-06T14:06:09.662509085</dc:date>
    <meta:editing-duration>PT28M56S</meta:editing-duration>
    <meta:editing-cycles>14</meta:editing-cycles>
    <meta:generator>LibreOffice/6.3.2.2$Linux_X86_64 LibreOffice_project/30$Build-2</meta:generator>
    <meta:document-statistic meta:table-count="0" meta:image-count="0" meta:object-count="0" meta:page-count="2" meta:paragraph-count="31" meta:word-count="270" meta:character-count="1515" meta:non-whitespace-character-count="1282"/>
  </office:meta>
</office:document-meta>
</file>